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ourier New" svg:font-family="'Courier New'"/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Arial" svg:font-family="Arial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2.55cm" fo:min-width="0.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03cm" fo:min-width="2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82cm" fo:min-width="2.56cm"/>
      <style:paragraph-properties style:writing-mode="lr-tb"/>
    </style:style>
    <style:style style:name="gr5" style:family="graphic" style:parent-style-name="standard">
      <style:graphic-properties draw:fill="solid" draw:fill-color="#dcdcdc" draw:textarea-horizontal-align="justify" draw:textarea-vertical-align="top" draw:auto-grow-height="false" fo:min-height="7.95cm" fo:min-width="9.5cm"/>
      <style:paragraph-properties style:writing-mode="lr-tb"/>
    </style:style>
    <style:style style:name="gr6" style:family="graphic" style:parent-style-name="standard">
      <style:graphic-properties draw:fill="solid" draw:fill-color="#dcdcdc" draw:textarea-horizontal-align="justify" draw:textarea-vertical-align="top" draw:auto-grow-height="false" fo:min-height="9.35cm" fo:min-width="9.5cm"/>
      <style:paragraph-properties style:writing-mode="lr-tb"/>
    </style:style>
    <style:style style:name="gr7" style:family="graphic" style:parent-style-name="standard">
      <style:graphic-properties draw:fill="solid" draw:fill-color="#dcdcdc" draw:textarea-horizontal-align="justify" draw:textarea-vertical-align="top" draw:auto-grow-height="false" fo:min-height="2.35cm" fo:min-width="21.309cm"/>
      <style:paragraph-properties style:writing-mode="lr-tb"/>
    </style:style>
    <style:style style:name="gr8" style:family="graphic" style:parent-style-name="standard">
      <style:graphic-properties draw:fill="solid" draw:fill-color="#dcdcdc" draw:textarea-horizontal-align="justify" draw:textarea-vertical-align="top" draw:auto-grow-height="false" fo:min-height="3.55cm" fo:min-width="21.309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.074cm" draw:shadow-offset-y="0.074cm" draw:shadow-color="#b45f06" draw:shadow-opacity="100%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outline1">
      <style:graphic-properties fo:min-height="9.239cm"/>
      <style:paragraph-properties style:writing-mode="lr-tb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1.929cm" style:use-optimal-column-width="false"/>
    </style:style>
    <style:style style:name="co2" style:family="table-column">
      <style:table-column-properties style:column-width="2.377cm" style:use-optimal-column-width="false"/>
    </style:style>
    <style:style style:name="co3" style:family="table-column">
      <style:table-column-properties style:column-width="2.243cm" style:use-optimal-column-width="false"/>
    </style:style>
    <style:style style:name="co4" style:family="table-column">
      <style:table-column-properties style:column-width="2.514cm" style:use-optimal-column-width="false"/>
    </style:style>
    <style:style style:name="ro1" style:family="table-row">
      <style:table-row-properties style:row-height="0.888cm" style:use-optimal-row-height="false"/>
    </style:style>
    <style:style style:name="ce1" style:family="table-cell">
      <style:text-properties fo:font-size="16pt" style:font-size-asian="16pt" style:font-size-complex="16pt"/>
    </style:style>
    <style:style style:name="ce2" style:family="table-cell">
      <style:paragraph-properties fo:text-align="end"/>
      <style:text-properties fo:font-size="16pt" style:font-size-asian="16pt" style:font-size-complex="16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1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24pt" style:font-size-asian="24pt" style:font-size-complex="24pt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4pt" style:font-size-asian="24pt" style:font-size-complex="24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12" style:family="paragraph">
      <style:paragraph-properties fo:text-align="center"/>
      <style:text-properties style:font-name="Liberation Sans Narrow"/>
    </style:style>
    <style:style style:name="P13" style:family="paragraph">
      <loext:graphic-properties draw:fill="none"/>
      <style:paragraph-properties fo:text-align="center"/>
      <style:text-properties style:font-name="Liberation Sans Narrow" fo:font-size="66pt" style:font-size-asian="66pt" style:font-size-complex="66p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text-align="center"/>
    </style:style>
    <style:style style:name="P16" style:family="paragraph">
      <style:paragraph-properties fo:text-align="end"/>
      <style:text-properties fo:font-size="16pt" style:font-size-asian="16pt" style:font-size-complex="16pt"/>
    </style:style>
    <style:style style:name="P17" style:family="paragraph">
      <style:paragraph-properties fo:text-align="start"/>
      <style:text-properties style:font-name="Liberation Mono"/>
    </style:style>
    <style:style style:name="P18" style:family="paragraph">
      <loext:graphic-properties draw:fill="solid" draw:fill-color="#dcdcdc"/>
      <style:paragraph-properties fo:text-align="start"/>
      <style:text-properties style:font-name="Liberation Mono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26pt" style:font-size-asian="26pt" style:font-size-complex="26pt"/>
    </style:style>
    <style:style style:name="P20" style:family="paragraph">
      <loext:graphic-properties draw:fill="none"/>
      <style:paragraph-properties fo:text-align="center" style:writing-mode="lr-tb" style:font-independent-line-spacing="true"/>
      <style:text-properties fo:font-size="26pt" style:font-size-asian="26pt" style:font-size-complex="26pt"/>
    </style:style>
    <style:style style:name="P2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52pt" fo:letter-spacing="normal" fo:language="en" fo:country="GB" fo:font-style="normal" style:text-underline-style="none" fo:font-weight="normal" style:font-name-asian="Arial2" style:font-size-asian="52pt" style:font-style-asian="normal" style:font-weight-asian="normal" style:font-name-complex="Arial2" style:font-size-complex="52pt" style:font-style-complex="normal" style:font-weight-complex="normal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Arial2" fo:font-size="28pt" fo:letter-spacing="normal" fo:language="en" fo:country="GB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language="en" fo:country="GB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language="en" fo:country="GB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5" style:family="text">
      <style:text-properties fo:font-variant="normal" fo:text-transform="none" fo:color="#20124d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6" style:family="text">
      <style:text-properties fo:font-variant="normal" fo:text-transform="none" fo:color="#20124d" style:text-line-through-style="none" style:text-line-through-type="none" style:text-position="0% 100%" style:font-name="Arial2" fo:font-size="20pt" fo:letter-spacing="normal" fo:language="en" fo:country="GB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7" style:family="text">
      <style:text-properties fo:font-variant="normal" fo:text-transform="none" fo:color="#20124d" style:text-line-through-style="none" style:text-line-through-type="none" style:text-position="0% 100%" style:font-name="Arial2" fo:font-size="26pt" fo:letter-spacing="normal" fo:language="en" fo:country="GB" fo:font-style="normal" style:text-underline-style="none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8" style:family="text">
      <style:text-properties fo:font-variant="normal" fo:text-transform="none" fo:color="#20124d" style:text-line-through-style="none" style:text-line-through-type="none" style:text-position="0% 100%" style:font-name="Liberation Mono" fo:font-size="26pt" fo:letter-spacing="normal" fo:language="en" fo:country="GB" fo:font-style="normal" style:text-underline-style="none" fo:font-weight="normal" style:font-name-asian="Arial2" style:font-size-asian="26pt" style:font-style-asian="normal" style:font-weight-asian="normal" style:font-name-complex="Arial2" style:font-size-complex="26pt" style:font-style-complex="normal" style:font-weight-complex="normal"/>
    </style:style>
    <style:style style:name="T9" style:family="text">
      <style:text-properties fo:font-size="66pt" style:font-name-asian="Liberation Sans2" style:font-size-asian="66pt" style:font-name-complex="Liberation Sans2" style:font-size-complex="66pt"/>
    </style:style>
    <style:style style:name="T10" style:family="text">
      <style:text-properties fo:font-variant="normal" fo:text-transform="none" fo:color="#20124d" style:text-line-through-style="none" style:text-line-through-type="none" style:text-position="0% 100%" style:font-name="Arial2" fo:font-size="28pt" fo:letter-spacing="normal" fo:language="en" fo:country="GB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1" style:family="text">
      <style:text-properties fo:font-variant="normal" fo:text-transform="none" fo:color="#20124d" style:text-line-through-style="none" style:text-line-through-type="none" style:text-position="0% 100%" style:font-name="Arial2" fo:font-size="25pt" fo:letter-spacing="normal" fo:language="en" fo:country="GB" fo:font-style="normal" style:text-underline-style="none" fo:font-weight="normal" style:font-name-asian="Arial2" style:font-size-asian="25pt" style:font-style-asian="normal" style:font-weight-asian="normal" style:font-name-complex="Arial2" style:font-size-complex="25pt" style:font-style-complex="normal" style:font-weight-complex="normal"/>
    </style:style>
    <style:style style:name="T1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42cm" text:min-label-width="1.128cm"/>
        <style:text-properties style:font-name="Arial2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195cm" text:min-label-width="1.075cm"/>
        <style:text-properties style:font-name="Arial2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213cm" text:min-label-width="1.057cm"/>
        <style:text-properties fo:color="#20124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M</text:span><text:span text:style-name="T1">or</text:span><text:span text:style-name="T1">e </text:span><text:span text:style-name="T1">S</text:span><text:span text:style-name="T1">Q</text:span><text:span text:style-name="T1">L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Ext</text:span><text:span text:style-name="T2">end</text:span><text:span text:style-name="T2">ing </text:span><text:span text:style-name="T2">You</text:span><text:span text:style-name="T2">r </text:span><text:span text:style-name="T2">Kn</text:span><text:span text:style-name="T2">owl</text:span><text:span text:style-name="T2">edg</text:span><text:span text:style-name="T2">e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Don't </text:span><text:span text:style-name="T3">explain </text:span><text:span text:style-name="T3">any of the </text:span><text:span text:style-name="T3">words - </text:span><text:span text:style-name="T3">that's </text:span><text:span text:style-name="T3">done in </text:span><text:span text:style-name="T3">subseque</text:span><text:span text:style-name="T3">nt pages, </text:span><text:span text:style-name="T3">just </text:span><text:span text:style-name="T3">emphasis</text:span><text:span text:style-name="T3">e that this </text:span><text:span text:style-name="T3">is just the </text:span><text:span text:style-name="T3">start and </text:span><text:span text:style-name="T3">we'll be </text:span><text:span text:style-name="T3">going </text:span><text:span text:style-name="T3">easy to </text:span><text:span text:style-name="T3">make </text:span><text:span text:style-name="T3">sure they </text:span><text:span text:style-name="T3">"get it".</text:span></text:p>
            </draw:text-box>
          </draw:frame>
        </presentation:notes>
      </draw:page>
      <draw:page draw:name="Objectives" draw:style-name="dp3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Obj</text:span><text:span text:style-name="T4">ecti</text:span><text:span text:style-name="T4">ves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5">Understand the use outer </text:span><text:span text:style-name="T5">and cross joins</text:span></text:p>
              </text:list-item>
              <text:list-item>
                <text:p text:style-name="P7"><text:span text:style-name="T5">Use sub-queries to access </text:span><text:span text:style-name="T5">multiple tables</text:span></text:p>
              </text:list-item>
              <text:list-item>
                <text:p text:style-name="P7"><text:span text:style-name="T5">Use the WITH clause to </text:span><text:span text:style-name="T5">define a reusable query</text:span></text:p>
              </text:list-item>
              <text:list-item>
                <text:p text:style-name="P7"><text:span text:style-name="T5">Use SQL set operators</text:span></text:p>
              </text:list-item>
              <text:list-item>
                <text:p text:style-name="P7"><text:span text:style-name="T5">Use self-referencing </text:span><text:span text:style-name="T5">foreign keys</text:span></text:p>
              </text:list-item>
            </text:list>
          </draw:text-box>
        </draw:frame>
        <presentation:notes draw:style-name="dp2">
          <draw:page-thumbnail draw:name="Google Shape;57;g3cd1cdd2c3_0_0:notes" draw:style-name="gr1" draw:layer="layout" svg:width="16.932cm" svg:height="9.524cm" svg:x="1.059cm" svg:y="1.905cm" draw:page-number="2" presentation:class="page"/>
          <draw:frame draw:name="Google Shape;58;g3cd1cdd2c3_0_0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ther Types of Join" draw:style-name="dp3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Oth</text:span><text:span text:style-name="T4">er </text:span><text:span text:style-name="T4">Typ</text:span><text:span text:style-name="T4">es </text:span><text:span text:style-name="T4">of </text:span><text:span text:style-name="T4">Joi</text:span><text:span text:style-name="T4">n</text:span></text:p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5">We have used INNER joins </text:span><text:span text:style-name="T5">that just match keys</text:span></text:p>
            <text:p text:style-name="P10"><text:span text:style-name="T5">There are other types of join:</text:span></text:p>
            <text:list text:style-name="L4">
              <text:list-item>
                <text:p text:style-name="P10"><text:span text:style-name="T5">OUTER joins that can </text:span><text:span text:style-name="T5">include non-matched keys</text:span><text:span text:style-name="T5"><text:line-break/></text:span><text:span text:style-name="T6">(used moderately frequently in </text:span><text:span text:style-name="T6">many applications)</text:span></text:p>
              </text:list-item>
              <text:list-item>
                <text:p text:style-name="P10"><text:span text:style-name="T5">CROSS joins that match all </text:span><text:span text:style-name="T5">rows</text:span><text:span text:style-name="T5"><text:line-break/></text:span><text:span text:style-name="T6">(rarely used but useful to </text:span><text:span text:style-name="T6">understand)</text:span></text:p>
              </text:list-item>
            </text:list>
          </draw:text-box>
        </draw:frame>
        <presentation:notes draw:style-name="dp2">
          <draw:page-thumbnail draw:name="Google Shape;63;g3cd1cdd2c3_0_5:notes" draw:style-name="gr1" draw:layer="layout" svg:width="16.932cm" svg:height="9.524cm" svg:x="1.059cm" svg:y="1.905cm" draw:page-number="3" presentation:class="page"/>
          <draw:frame draw:name="Google Shape;64;g3cd1cdd2c3_0_5:notes" presentation:style-name="pr7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This is </text:span><text:span text:style-name="T3">just one </text:span><text:span text:style-name="T3">definition </text:span><text:span text:style-name="T3">(from the </text:span><text:span text:style-name="T3">OED) but </text:span><text:span text:style-name="T3">you can </text:span><text:span text:style-name="T3">also </text:span><text:span text:style-name="T3">mention </text:span><text:span text:style-name="T3">others.</text:span></text:p>
            </draw:text-box>
          </draw:frame>
        </presentation:notes>
      </draw:page>
      <draw:page draw:name="Outer Joins" draw:style-name="dp3" draw:master-page-name="TITLE_5f_AND_5f_BODY" presentation:presentation-page-layout-name="AL2T1"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Out</text:span><text:span text:style-name="T4">er </text:span><text:span text:style-name="T4">Joi</text:span><text:span text:style-name="T4">ns</text:span></text:p>
          </draw:text-box>
        </draw:frame>
        <draw:frame draw:name="Google Shape;73;p16" presentation:style-name="pr5" draw:text-style-name="P11" draw:layer="layout" svg:width="23.667cm" svg:height="9.489cm" svg:x="0.866cm" svg:y="3.201cm" presentation:class="outline" presentation:user-transformed="true">
          <draw:text-box>
            <text:p xml:id="id1" text:id="id1" text:style-name="P4"><text:span text:style-name="T7">Outer joins include rows from one or other table into the result. Unmatched rows can be included from either the left hand table or the right hand table or both.</text:span></text:p>
            <text:p text:style-name="P4"><text:span text:style-name="T7"/></text:p>
            <text:p text:style-name="P4"><text:span text:style-name="T7">To include rows that don’t match the other table use:</text:span></text:p>
            <text:p text:style-name="P4"><text:span text:style-name="T8"><text:s text:c="2"/></text:span><text:span text:style-name="T8">FROM table_a <text:s/>LEFT <text:s/>OUTER JOIN table_b</text:span></text:p>
            <text:p text:style-name="P4"><text:span text:style-name="T8"><text:s text:c="16"/></text:span><text:span text:style-name="T8">RIGHT</text:span></text:p>
            <text:p text:style-name="P4"><text:span text:style-name="T8"><text:s text:c="16"/></text:span><text:span text:style-name="T8">FULL</text:span></text:p>
          </draw:text-box>
        </draw:frame>
        <draw:custom-shape draw:style-name="gr2" draw:text-style-name="P13" draw:layer="layout" svg:width="0.6cm" svg:height="2.8cm" svg:x="9.2cm" svg:y="8.9cm">
          <text:p text:style-name="P12"><text:span text:style-name="T9">{</text:span></text:p>
          <draw:enhanced-geometry svg:viewBox="0 0 21600 21600" draw:type="rectangle" draw:enhanced-path="M 0 0 L 21600 0 21600 21600 0 21600 0 0 Z N"/>
        </draw:custom-shape>
        <draw:custom-shape draw:style-name="gr2" draw:text-style-name="P13" draw:layer="layout" svg:width="0.6cm" svg:height="2.8cm" svg:x="12.598cm" svg:y="8.9cm">
          <text:p text:style-name="P12"><text:span text:style-name="T9">}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" anim:sub-item="text" smil:attributeName="visibility" smil:to="visible"/>
                  <anim:animate smil:dur="2.5s" smil:targetElement="id1" anim:sub-item="text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69;g3815ca6d0d_0_0:notes" draw:style-name="gr1" draw:layer="layout" svg:width="16.932cm" svg:height="9.524cm" svg:x="1.059cm" svg:y="1.905cm" draw:page-number="4" presentation:class="page"/>
          <draw:frame draw:name="Google Shape;70;g3815ca6d0d_0_0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er Joins 2" draw:style-name="dp3" draw:master-page-name="TITLE_5f_AND_5f_BODY" presentation:presentation-page-layout-name="AL2T1">
        <draw:frame draw:name="Google Shape;72;p16_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Out</text:span><text:span text:style-name="T4">er </text:span><text:span text:style-name="T4">Joi</text:span><text:span text:style-name="T4">ns</text:span></text:p>
          </draw:text-box>
        </draw:frame>
        <draw:frame draw:name="Google Shape;73;p16_0" presentation:style-name="pr5" draw:text-style-name="P11" draw:layer="layout" svg:width="23.667cm" svg:height="9.489cm" svg:x="0.866cm" svg:y="3.201cm" presentation:class="outline" presentation:user-transformed="true">
          <draw:text-box>
            <text:p xml:id="id2" text:id="id2" text:style-name="P4"><text:span text:style-name="T7">This is best illustrated with an example:</text:span></text:p>
            <text:p xml:id="id3" text:id="id3" text:style-name="P4"><text:span text:style-name="T10"/></text:p>
            <text:p text:style-name="P4"><text:span text:style-name="T10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>Note: LEFT indicates un-</text:span><text:span text:style-name="T7"><text:line-break/></text:span><text:span text:style-name="T7">matched rows from left table</text:span><text:span text:style-name="T7"><text:line-break/></text:span><text:span text:style-name="T7">(table_1) are included</text:span></text:p>
          </draw:text-box>
        </draw:frame>
        <draw:g>
          <draw:frame draw:style-name="standard" draw:layer="layout" svg:width="4.305cm" svg:height="3.551cm" svg:x="1.155cm" svg:y="5.474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14">colx</text:p>
                </table:table-cell>
                <table:table-cell>
                  <text:p text:style-name="P14">coly</text:p>
                </table:table-cell>
              </table:table-row>
              <table:table-row table:style-name="ro1" table:default-cell-style-name="ce1">
                <table:table-cell>
                  <text:p text:style-name="P14">AAA</text:p>
                </table:table-cell>
                <table:table-cell>
                  <text:p text:style-name="P14">Fred</text:p>
                </table:table-cell>
              </table:table-row>
              <table:table-row table:style-name="ro1" table:default-cell-style-name="ce1">
                <table:table-cell>
                  <text:p text:style-name="P14">BBB</text:p>
                </table:table-cell>
                <table:table-cell>
                  <text:p text:style-name="P14">Jenny</text:p>
                </table:table-cell>
              </table:table-row>
              <table:table-row table:style-name="ro1" table:default-cell-style-name="ce1">
                <table:table-cell>
                  <text:p text:style-name="P14">CCC</text:p>
                </table:table-cell>
                <table:table-cell>
                  <text:p text:style-name="P14">Sue</text:p>
                </table:table-cell>
              </table:table-row>
            </table:table>
            <draw:image xlink:href="Pictures/TablePreview1.svm" xlink:type="simple" xlink:show="embed" xlink:actuate="onLoad"/>
          </draw:frame>
          <draw:custom-shape draw:style-name="gr3" draw:text-style-name="P15" draw:layer="layout" svg:width="3cm" svg:height="0.753cm" svg:x="1.2cm" svg:y="4.7cm">
            <text:p text:style-name="P15">table_1</text:p>
            <draw:enhanced-geometry svg:viewBox="0 0 21600 21600" draw:type="rectangle" draw:enhanced-path="M 0 0 L 21600 0 21600 21600 0 21600 0 0 Z N"/>
          </draw:custom-shape>
        </draw:g>
        <draw:g>
          <draw:frame draw:style-name="standard" draw:layer="layout" svg:width="6.999cm" svg:height="4.439cm" svg:x="6.4cm" svg:y="5.532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4"/>
              <table:table-row table:style-name="ro1" table:default-cell-style-name="ce1">
                <table:table-cell>
                  <text:p text:style-name="P14">cola</text:p>
                </table:table-cell>
                <table:table-cell>
                  <text:p text:style-name="P14">colb</text:p>
                </table:table-cell>
                <table:table-cell table:style-name="ce2">
                  <text:p text:style-name="P16">colc</text:p>
                </table:table-cell>
              </table:table-row>
              <table:table-row table:style-name="ro1" table:default-cell-style-name="ce1">
                <table:table-cell>
                  <text:p text:style-name="P14">001</text:p>
                </table:table-cell>
                <table:table-cell>
                  <text:p text:style-name="P14">BBB</text:p>
                </table:table-cell>
                <table:table-cell table:style-name="ce2">
                  <text:p text:style-name="P16">23.20</text:p>
                </table:table-cell>
              </table:table-row>
              <table:table-row table:style-name="ro1" table:default-cell-style-name="ce1">
                <table:table-cell>
                  <text:p text:style-name="P14">002</text:p>
                </table:table-cell>
                <table:table-cell>
                  <text:p text:style-name="P14">CCC</text:p>
                </table:table-cell>
                <table:table-cell table:style-name="ce2">
                  <text:p text:style-name="P16">45.00</text:p>
                </table:table-cell>
              </table:table-row>
              <table:table-row table:style-name="ro1" table:default-cell-style-name="ce1">
                <table:table-cell>
                  <text:p text:style-name="P14">003</text:p>
                </table:table-cell>
                <table:table-cell>
                  <text:p text:style-name="P14">CCC</text:p>
                </table:table-cell>
                <table:table-cell table:style-name="ce2">
                  <text:p text:style-name="P16">15.90</text:p>
                </table:table-cell>
              </table:table-row>
              <table:table-row table:style-name="ro1" table:default-cell-style-name="ce1">
                <table:table-cell>
                  <text:p text:style-name="P14">004</text:p>
                </table:table-cell>
                <table:table-cell>
                  <text:p text:style-name="P14">DDD</text:p>
                </table:table-cell>
                <table:table-cell table:style-name="ce2">
                  <text:p text:style-name="P16">256.10</text:p>
                </table:table-cell>
              </table:table-row>
            </table:table>
            <draw:image xlink:href="Pictures/TablePreview2.svm" xlink:type="simple" xlink:show="embed" xlink:actuate="onLoad"/>
          </draw:frame>
          <draw:custom-shape draw:style-name="gr4" draw:text-style-name="P15" draw:layer="layout" svg:width="3.06cm" svg:height="0.832cm" svg:x="6.4cm" svg:y="4.7cm">
            <text:p text:style-name="P15">table_2</text:p>
            <draw:enhanced-geometry svg:viewBox="0 0 21600 21600" draw:type="rectangle" draw:enhanced-path="M 0 0 L 21600 0 21600 21600 0 21600 0 0 Z N"/>
          </draw:custom-shape>
        </draw:g>
        <draw:custom-shape draw:style-name="gr5" draw:text-style-name="P18" draw:layer="layout" svg:width="10cm" svg:height="8.2cm" svg:x="14.2cm" svg:y="5cm">
          <text:p text:style-name="P17">SELECT colx, coly, colc</text:p>
          <text:p text:style-name="P17"><text:s/>FROM table_1 t1</text:p>
          <text:p text:style-name="P17"><text:s text:c="3"/>LEFT OUTER JOIN</text:p>
          <text:p text:style-name="P17"><text:s text:c="5"/><text:s/>table_2 t2</text:p>
          <text:p text:style-name="P17"><text:s text:c="3"/>ON (t1.colx = t2.colb);</text:p>
          <text:p text:style-name="P17">colx <text:s/>coly <text:s text:c="3"/>colc</text:p>
          <text:p text:style-name="P17">---- <text:s/>---- <text:s text:c="3"/>----</text:p>
          <text:p text:style-name="P17">AAA <text:s/><text:s/>Fred<text:line-break/>BBB <text:s/><text:s/>Jenny <text:s/>23.20</text:p>
          <text:p text:style-name="P17">CCC <text:s/><text:s/>Sue <text:s text:c="3"/>15.90</text:p>
          <text:p text:style-name="P17">CCC <text:s/><text:s/>Sue <text:s text:c="3"/>45.00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2" anim:sub-item="text" smil:attributeName="visibility" smil:to="visible"/>
                  <anim:animate smil:dur="2.5s" smil:targetElement="id2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3" anim:sub-item="text" smil:attributeName="visibility" smil:to="visible"/>
                  <anim:animate smil:dur="2.5s" smil:targetElement="id3" anim:sub-item="text" smil:attributeName="x" smil:values="x+1;x" smil:keyTimes="0;1"/>
                </anim:par>
              </anim:par>
            </anim:par>
          </anim:seq>
        </anim:par>
        <presentation:notes draw:style-name="dp3">
          <draw:page-thumbnail draw:name="Google Shape;69;g3815ca6d0d_0_0" draw:style-name="gr1" draw:layer="layout" svg:width="16.932cm" svg:height="9.524cm" svg:x="1.059cm" svg:y="1.905cm" draw:page-number="5" presentation:class="page"/>
          <draw:frame draw:name="Google Shape;70;g3815ca6d0d_0_0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er Joins 3" draw:style-name="dp3" draw:master-page-name="TITLE_5f_AND_5f_BODY" presentation:presentation-page-layout-name="AL2T1">
        <draw:frame draw:name="Google Shape;72;p16_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Out</text:span><text:span text:style-name="T4">er </text:span><text:span text:style-name="T4">Joi</text:span><text:span text:style-name="T4">ns</text:span></text:p>
          </draw:text-box>
        </draw:frame>
        <draw:frame draw:name="Google Shape;73;p16_1" presentation:style-name="pr5" draw:text-style-name="P11" draw:layer="layout" svg:width="23.667cm" svg:height="9.489cm" svg:x="0.866cm" svg:y="3.201cm" presentation:class="outline" presentation:user-transformed="true">
          <draw:text-box>
            <text:p xml:id="id4" text:id="id4" text:style-name="P4"><text:span text:style-name="T7">A full outer join:</text:span></text:p>
            <text:p xml:id="id5" text:id="id5" text:style-name="P4"><text:span text:style-name="T10"/></text:p>
            <text:p text:style-name="P4"><text:span text:style-name="T10"/></text:p>
            <text:p text:style-name="P4"><text:span text:style-name="T7"/></text:p>
            <text:p text:style-name="P4"><text:span text:style-name="T7"/></text:p>
            <text:p text:style-name="P4"><text:span text:style-name="T7"/></text:p>
            <text:p text:style-name="P4"><text:span text:style-name="T7">Note: FULL indicates un-</text:span><text:span text:style-name="T7"><text:line-break/></text:span><text:span text:style-name="T7">matched rows from both tables</text:span><text:span text:style-name="T7"><text:line-break/></text:span><text:span text:style-name="T7">are included</text:span></text:p>
          </draw:text-box>
        </draw:frame>
        <draw:g>
          <draw:frame draw:style-name="standard" draw:layer="layout" svg:width="4.305cm" svg:height="3.551cm" svg:x="1.155cm" svg:y="5.474cm">
            <table:table table:template-name="default" table:use-first-row-styles="true" table:use-banding-rows-styles="true">
              <table:table-column table:style-name="co1"/>
              <table:table-column table:style-name="co2"/>
              <table:table-row table:style-name="ro1" table:default-cell-style-name="ce1">
                <table:table-cell>
                  <text:p text:style-name="P14">colx</text:p>
                </table:table-cell>
                <table:table-cell>
                  <text:p text:style-name="P14">coly</text:p>
                </table:table-cell>
              </table:table-row>
              <table:table-row table:style-name="ro1" table:default-cell-style-name="ce1">
                <table:table-cell>
                  <text:p text:style-name="P14">AAA</text:p>
                </table:table-cell>
                <table:table-cell>
                  <text:p text:style-name="P14">Fred</text:p>
                </table:table-cell>
              </table:table-row>
              <table:table-row table:style-name="ro1" table:default-cell-style-name="ce1">
                <table:table-cell>
                  <text:p text:style-name="P14">BBB</text:p>
                </table:table-cell>
                <table:table-cell>
                  <text:p text:style-name="P14">Jenny</text:p>
                </table:table-cell>
              </table:table-row>
              <table:table-row table:style-name="ro1" table:default-cell-style-name="ce1">
                <table:table-cell>
                  <text:p text:style-name="P14">CCC</text:p>
                </table:table-cell>
                <table:table-cell>
                  <text:p text:style-name="P14">Sue</text:p>
                </table:table-cell>
              </table:table-row>
            </table:table>
            <draw:image xlink:href="Pictures/TablePreview3.svm" xlink:type="simple" xlink:show="embed" xlink:actuate="onLoad"/>
          </draw:frame>
          <draw:custom-shape draw:style-name="gr3" draw:text-style-name="P15" draw:layer="layout" svg:width="3cm" svg:height="0.753cm" svg:x="1.2cm" svg:y="4.7cm">
            <text:p text:style-name="P15">table_1</text:p>
            <draw:enhanced-geometry svg:viewBox="0 0 21600 21600" draw:type="rectangle" draw:enhanced-path="M 0 0 L 21600 0 21600 21600 0 21600 0 0 Z N"/>
          </draw:custom-shape>
        </draw:g>
        <draw:g>
          <draw:frame draw:style-name="standard" draw:layer="layout" svg:width="6.999cm" svg:height="4.439cm" svg:x="6.4cm" svg:y="5.532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4"/>
              <table:table-row table:style-name="ro1" table:default-cell-style-name="ce1">
                <table:table-cell>
                  <text:p text:style-name="P14">cola</text:p>
                </table:table-cell>
                <table:table-cell>
                  <text:p text:style-name="P14">colb</text:p>
                </table:table-cell>
                <table:table-cell table:style-name="ce2">
                  <text:p text:style-name="P16">colc</text:p>
                </table:table-cell>
              </table:table-row>
              <table:table-row table:style-name="ro1" table:default-cell-style-name="ce1">
                <table:table-cell>
                  <text:p text:style-name="P14">001</text:p>
                </table:table-cell>
                <table:table-cell>
                  <text:p text:style-name="P14">BBB</text:p>
                </table:table-cell>
                <table:table-cell table:style-name="ce2">
                  <text:p text:style-name="P16">23.20</text:p>
                </table:table-cell>
              </table:table-row>
              <table:table-row table:style-name="ro1" table:default-cell-style-name="ce1">
                <table:table-cell>
                  <text:p text:style-name="P14">002</text:p>
                </table:table-cell>
                <table:table-cell>
                  <text:p text:style-name="P14">CCC</text:p>
                </table:table-cell>
                <table:table-cell table:style-name="ce2">
                  <text:p text:style-name="P16">45.00</text:p>
                </table:table-cell>
              </table:table-row>
              <table:table-row table:style-name="ro1" table:default-cell-style-name="ce1">
                <table:table-cell>
                  <text:p text:style-name="P14">003</text:p>
                </table:table-cell>
                <table:table-cell>
                  <text:p text:style-name="P14">CCC</text:p>
                </table:table-cell>
                <table:table-cell table:style-name="ce2">
                  <text:p text:style-name="P16">15.90</text:p>
                </table:table-cell>
              </table:table-row>
              <table:table-row table:style-name="ro1" table:default-cell-style-name="ce1">
                <table:table-cell>
                  <text:p text:style-name="P14">004</text:p>
                </table:table-cell>
                <table:table-cell>
                  <text:p text:style-name="P14">DDD</text:p>
                </table:table-cell>
                <table:table-cell table:style-name="ce2">
                  <text:p text:style-name="P16">256.10</text:p>
                </table:table-cell>
              </table:table-row>
            </table:table>
            <draw:image xlink:href="Pictures/TablePreview4.svm" xlink:type="simple" xlink:show="embed" xlink:actuate="onLoad"/>
          </draw:frame>
          <draw:custom-shape draw:style-name="gr4" draw:text-style-name="P15" draw:layer="layout" svg:width="3.06cm" svg:height="0.832cm" svg:x="6.4cm" svg:y="4.7cm">
            <text:p text:style-name="P15">table_2</text:p>
            <draw:enhanced-geometry svg:viewBox="0 0 21600 21600" draw:type="rectangle" draw:enhanced-path="M 0 0 L 21600 0 21600 21600 0 21600 0 0 Z N"/>
          </draw:custom-shape>
        </draw:g>
        <draw:custom-shape draw:style-name="gr6" draw:text-style-name="P18" draw:layer="layout" svg:width="10cm" svg:height="9.6cm" svg:x="14.2cm" svg:y="4cm">
          <text:p text:style-name="P17">SELECT colx, coly, colc</text:p>
          <text:p text:style-name="P17"><text:s/>FROM table_1 t1</text:p>
          <text:p text:style-name="P17"><text:s text:c="3"/>FULL OUTER JOIN</text:p>
          <text:p text:style-name="P17"><text:s text:c="6"/>table_2 t2</text:p>
          <text:p text:style-name="P17"><text:s text:c="3"/>ON (t1.colx = t2.colb);</text:p>
          <text:p text:style-name="P17">colx <text:s/>coly <text:s text:c="3"/>colc</text:p>
          <text:p text:style-name="P17">---- <text:s/>---- <text:s text:c="3"/>----</text:p>
          <text:p text:style-name="P17">AAA <text:s text:c="2"/>Fred<text:line-break/>BBB <text:s text:c="2"/>Jenny <text:s/>23.20</text:p>
          <text:p text:style-name="P17">CCC <text:s text:c="2"/>Sue <text:s text:c="3"/>15.90</text:p>
          <text:p text:style-name="P17">CCC <text:s text:c="2"/>Sue <text:s text:c="3"/>45.00</text:p>
          <text:p text:style-name="P17"><text:s text:c="12"/>256.10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2.5s" smil:targetElement="id4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5" anim:sub-item="text" smil:attributeName="visibility" smil:to="visible"/>
                  <anim:animate smil:dur="2.5s" smil:targetElement="id5" anim:sub-item="text" smil:attributeName="x" smil:values="x+1;x" smil:keyTimes="0;1"/>
                </anim:par>
              </anim:par>
            </anim:par>
          </anim:seq>
        </anim:par>
        <presentation:notes draw:style-name="dp3">
          <draw:page-thumbnail draw:name="Google Shape;69;g3815ca6d0d_0_1" draw:style-name="gr1" draw:layer="layout" svg:width="16.932cm" svg:height="9.524cm" svg:x="1.059cm" svg:y="1.905cm" draw:page-number="6" presentation:class="page"/>
          <draw:frame draw:name="Google Shape;70;g3815ca6d0d_0_1" presentation:style-name="pr1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oss Joins" draw:style-name="dp3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CR</text:span><text:span text:style-name="T4">OS</text:span><text:span text:style-name="T4">S </text:span><text:span text:style-name="T4">Joi</text:span><text:span text:style-name="T4">ns</text:span></text:p>
          </draw:text-box>
        </draw:frame>
        <draw:frame draw:name="Google Shape;79;p17" presentation:style-name="pr5" draw:text-style-name="P20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9"><text:span text:style-name="T7">These are very rarely </text:span><text:span text:style-name="T7">used in real-world </text:span><text:span text:style-name="T7">applications</text:span></text:p>
              </text:list-item>
              <text:list-item>
                <text:p text:style-name="P19"><text:span text:style-name="T7">Each row in one table is </text:span><text:span text:style-name="T7">matched with each of the </text:span><text:span text:style-name="T7">rows in the other table </text:span><text:span text:style-name="T7">(cartesian product)</text:span></text:p>
              </text:list-item>
              <text:list-item>
                <text:p text:style-name="P19"><text:span text:style-name="T7">Often indicate an </text:span><text:span text:style-name="T7">accidentally missing join </text:span><text:span text:style-name="T7">predicate</text:span><text:span text:style-name="T7"><text:line-break/></text:span><text:span text:style-name="T7">(more likely in an archaic </text:span><text:span text:style-name="T7">join syntax – see below)</text:span></text:p>
              </text:list-item>
            </text:list>
          </draw:text-box>
        </draw:frame>
        <draw:custom-shape draw:style-name="gr7" draw:text-style-name="P18" draw:layer="layout" svg:width="21.809cm" svg:height="2.6cm" svg:x="1.391cm" svg:y="10.2cm">
          <text:p text:style-name="P17">SELECT t1.colx, t1.coly, t2.cola, t2.colc</text:p>
          <text:p text:style-name="P17"><text:s/>FROM table_1 t1 CROSS JOIN</text:p>
          <text:p text:style-name="P17"><text:s text:c="5"/><text:s/>table_2 t2;</text:p>
          <text:p text:style-name="P17"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75;g32f01a6362_0_0:notes" draw:style-name="gr1" draw:layer="layout" svg:width="16.932cm" svg:height="9.524cm" svg:x="1.059cm" svg:y="1.905cm" draw:page-number="7" presentation:class="page"/>
          <draw:frame draw:name="Google Shape;76;g32f01a6362_0_0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ld Join Syntax" draw:style-name="dp3" draw:master-page-name="TITLE_5f_AND_5f_BODY" presentation:presentation-page-layout-name="AL2T1">
        <draw:frame draw:name="Google Shape;84;p1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Old </text:span><text:span text:style-name="T4">Joi</text:span><text:span text:style-name="T4">n </text:span><text:span text:style-name="T4">Sy</text:span><text:span text:style-name="T4">nta</text:span><text:span text:style-name="T4">x</text:span></text:p>
          </draw:text-box>
        </draw:frame>
        <draw:frame draw:name="Google Shape;85;p18" presentation:style-name="pr5" draw:text-style-name="P11" draw:layer="layout" svg:width="23.667cm" svg:height="9.489cm" svg:x="0.866cm" svg:y="3.201cm" presentation:class="outline" presentation:user-transformed="true">
          <draw:text-box>
            <text:p text:style-name="P21"><text:span text:style-name="T11">You might come across this in </text:span><text:span text:style-name="T11">older code (DON’T use it):</text:span></text:p>
            <text:p text:style-name="P21"><text:span text:style-name="T11"/></text:p>
            <text:p text:style-name="P21"><text:span text:style-name="T11"/></text:p>
            <text:p text:style-name="P21"><text:span text:style-name="T11"/></text:p>
            <text:p text:style-name="P21"><text:span text:style-name="T11"/></text:p>
            <text:p text:style-name="P21"><text:span text:style-name="T11">This is just a simple inner join </text:span><text:span text:style-name="T11">but does not use the JOIN </text:span><text:span text:style-name="T11">keyword.</text:span></text:p>
          </draw:text-box>
        </draw:frame>
        <draw:custom-shape draw:style-name="gr8" draw:text-style-name="P18" draw:layer="layout" svg:width="21.809cm" svg:height="3.8cm" svg:x="1cm" svg:y="5.2cm">
          <text:p text:style-name="P17"><text:span text:style-name="T12">SELECT </text:span><text:span text:style-name="T12">t1.colx, </text:span><text:span text:style-name="T12">t1.coly, </text:span><text:span text:style-name="T12">t2.cola, </text:span><text:span text:style-name="T12">t2.colc</text:span></text:p>
          <text:p text:style-name="P17"><text:span text:style-name="T12"><text:s text:c="2"/></text:span><text:span text:style-name="T12">FROM </text:span><text:span text:style-name="T12">table_1 </text:span><text:span text:style-name="T12">t1,</text:span></text:p>
          <text:p text:style-name="P17"><text:span text:style-name="T12"><text:s text:c="7"/></text:span><text:span text:style-name="T12">table_2 </text:span><text:span text:style-name="T12">t2</text:span></text:p>
          <text:p text:style-name="P17"><text:span text:style-name="T12"><text:s text:c="2"/></text:span><text:span text:style-name="T12">WHERE </text:span><text:span text:style-name="T12">t1.colx </text:span><text:span text:style-name="T12">= </text:span><text:span text:style-name="T12">t2.colb;</text:span></text:p>
          <text:p text:style-name="P17"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81;g3815ca6d0d_0_5:notes" draw:style-name="gr1" draw:layer="layout" svg:width="16.932cm" svg:height="9.524cm" svg:x="1.059cm" svg:y="1.905cm" draw:page-number="8" presentation:class="page"/>
          <draw:frame draw:name="Google Shape;82;g3815ca6d0d_0_5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TITLE_5f_AND_5f_BODY" presentation:presentation-page-layout-name="AL2T1">
        <draw:frame draw:name="Google Shape;163;p28_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x</text:span><text:span text:style-name="T4">erci</text:span><text:span text:style-name="T4">se:</text:span></text:p>
          </draw:text-box>
        </draw:frame>
        <draw:frame draw:name="Google Shape;164;p28_1" presentation:style-name="pr5" draw:text-style-name="P11" draw:layer="layout" svg:width="23.667cm" svg:height="9.489cm" svg:x="0.866cm" svg:y="3.201cm" presentation:class="outline" presentation:user-transformed="true">
          <draw:text-box>
            <text:list text:style-name="L6">
              <text:list-item>
                <text:p text:style-name="P21"><text:span text:style-name="T5">Write a query to list all the </text:span><text:span text:style-name="T5">rooms with room number, </text:span><text:span text:style-name="T5">room type and rate along </text:span><text:span text:style-name="T5">with any reservations that </text:span><text:span text:style-name="T5">have been made for those </text:span><text:span text:style-name="T5">rooms, giving customer id, </text:span><text:span text:style-name="T5">checkin date and checkout </text:span><text:span text:style-name="T5">date in room number </text:span><text:span text:style-name="T5">order.</text:span></text:p>
              </text:list-item>
            </text:list>
          </draw:text-box>
        </draw:frame>
        <presentation:notes draw:style-name="dp3">
          <draw:page-thumbnail draw:name="Google Shape;160;g3d8dd1f348_0_0" draw:style-name="gr1" draw:layer="layout" svg:width="16.932cm" svg:height="9.524cm" svg:x="1.059cm" svg:y="1.905cm" draw:page-number="9" presentation:class="page"/>
          <draw:frame draw:name="Google Shape;161;g3d8dd1f348_0_1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bqueries" draw:style-name="dp3" draw:master-page-name="TITLE_5f_AND_5f_BODY" presentation:presentation-page-layout-name="AL2T1">
        <draw:frame draw:name="Google Shape;96;p20" presentation:style-name="pr4" draw:text-style-name="P6" draw:layer="layout" svg:width="23.667cm" svg:height="1.59cm" svg:x="0.866cm" svg:y="1.236cm" presentation:class="title">
          <draw:text-box>
            <text:p text:style-name="P4"><text:span text:style-name="T4">Su</text:span><text:span text:style-name="T4">bq</text:span><text:span text:style-name="T4">uer</text:span><text:span text:style-name="T4">ies</text:span></text:p>
          </draw:text-box>
        </draw:frame>
        <draw:frame presentation:style-name="pr14" draw:layer="layout" svg:width="23.667cm" svg:height="9.489cm" svg:x="0.866cm" svg:y="3.201cm" presentation:class="outline" presentation:placeholder="true" presentation:user-transformed="true">
          <draw:text-box/>
        </draw:frame>
        <presentation:notes draw:style-name="dp2">
          <draw:page-thumbnail draw:name="Google Shape;93;g32f01a6362_0_10:notes" draw:style-name="gr1" draw:layer="layout" svg:width="16.932cm" svg:height="9.524cm" svg:x="1.059cm" svg:y="1.905cm" draw:page-number="10" presentation:class="page"/>
          <draw:frame draw:name="Google Shape;94;g32f01a6362_0_10:notes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ourier New" svg:font-family="'Courier New'"/>
    <style:font-face style:name="Liberation Sans2" svg:font-family="'Liberation Sans'" style:font-family-generic="swiss"/>
    <style:font-face style:name="Liberation Mono" svg:font-family="'Liberation Mono'" style:font-family-generic="modern" style:font-pitch="fixed"/>
    <style:font-face style:name="Arial" svg:font-family="Arial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dfe9fb" draw:end-color="#6e9be7" draw:start-intensity="100%" draw:end-intensity="100%" draw:angle="2250" draw:border="0%"/>
    <draw:gradient draw:name="msFillGradient_20_10" draw:display-name="msFillGradient 10" draw:style="linear" draw:start-color="#dfe9fb" draw:end-color="#6e9be7" draw:start-intensity="100%" draw:end-intensity="100%" draw:angle="2250" draw:border="0%"/>
    <draw:gradient draw:name="msFillGradient_20_2" draw:display-name="msFillGradient 2" draw:style="linear" draw:start-color="#dfe9fb" draw:end-color="#6e9be7" draw:start-intensity="100%" draw:end-intensity="100%" draw:angle="2250" draw:border="0%"/>
    <draw:gradient draw:name="msFillGradient_20_3" draw:display-name="msFillGradient 3" draw:style="linear" draw:start-color="#dfe9fb" draw:end-color="#6e9be7" draw:start-intensity="100%" draw:end-intensity="100%" draw:angle="2250" draw:border="0%"/>
    <draw:gradient draw:name="msFillGradient_20_4" draw:display-name="msFillGradient 4" draw:style="linear" draw:start-color="#fff6db" draw:end-color="#fad25c" draw:start-intensity="100%" draw:end-intensity="100%" draw:angle="2250" draw:border="0%"/>
    <draw:gradient draw:name="msFillGradient_20_5" draw:display-name="msFillGradient 5" draw:style="linear" draw:start-color="#fff6db" draw:end-color="#fad25c" draw:start-intensity="100%" draw:end-intensity="100%" draw:angle="2250" draw:border="0%"/>
    <draw:gradient draw:name="msFillGradient_20_6" draw:display-name="msFillGradient 6" draw:style="linear" draw:start-color="#fff6db" draw:end-color="#fad25c" draw:start-intensity="100%" draw:end-intensity="100%" draw:angle="2250" draw:border="0%"/>
    <draw:gradient draw:name="msFillGradient_20_7" draw:display-name="msFillGradient 7" draw:style="linear" draw:start-color="#fff6db" draw:end-color="#fad25c" draw:start-intensity="100%" draw:end-intensity="100%" draw:angle="2250" draw:border="0%"/>
    <draw:gradient draw:name="msFillGradient_20_8" draw:display-name="msFillGradient 8" draw:style="linear" draw:start-color="#fff6db" draw:end-color="#fad25c" draw:start-intensity="100%" draw:end-intensity="100%" draw:angle="2250" draw:border="0%"/>
    <draw:gradient draw:name="msFillGradient_20_9" draw:display-name="msFillGradient 9" draw:style="linear" draw:start-color="#fff6db" draw:end-color="#fad25c" draw:start-intensity="100%" draw:end-intensity="100%" draw:angle="225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351c75" style:text-outline="false" style:text-line-through-style="none" style:text-line-through-type="none" style:text-position="0% 100%" style:font-name="Arial2" fo:font-family="Arial" fo:font-size="26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351c75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8pt" fo:letter-spacing="normal" fo:font-style="normal" fo:text-shadow="1pt 1pt" style:text-underline-style="none" fo:font-weight="bold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gradient" draw:fill-gradient-name="msFillGradient_20_1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351c75" style:text-outline="false" style:text-line-through-style="none" style:text-line-through-type="none" style:text-position="0% 100%" style:font-name="Arial2" fo:font-family="Arial" fo:font-size="32pt" fo:letter-spacing="normal" fo:font-style="normal" fo:text-shadow="1pt 1pt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3"/>
    </style:style>
    <style:style style:name="Mdp3" style:family="drawing-page">
      <style:drawing-page-properties draw:background-size="border" draw:fill="gradient" draw:fill-gradient-name="msFillGradient_20_1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title">
      <style:graphic-properties draw:auto-grow-height="false" fo:min-height="2.386cm"/>
      <style:paragraph-properties style:writing-mode="lr-tb"/>
    </style:style>
    <style:style style:name="Mpr5" style:family="presentation" style:parent-style-name="TITLE_5f_AND_5f_BODY-outline1">
      <style:graphic-properties fo:min-height="8.287cm"/>
      <style:paragraph-properties style:writing-mode="lr-tb"/>
    </style:style>
    <style:style style:name="M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7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SECTION_5f_HEADER-title">
      <style:graphic-properties draw:auto-grow-height="false" fo:min-height="2.386cm"/>
      <style:paragraph-properties style:writing-mode="lr-tb"/>
    </style:style>
    <style:style style:name="Mpr10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0pt" fo:letter-spacing="normal" fo:language="en" fo:country="GB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7;p4" presentation:style-name="Mpr4" draw:layer="backgroundobjects" svg:width="23.667cm" svg:height="1.59cm" svg:x="0.866cm" svg:y="1.236cm" presentation:class="title" presentation:user-transformed="true">
        <draw:text-box>
          <text:p>Click to edit the title text format</text:p>
        </draw:text-box>
      </draw:frame>
      <draw:frame draw:name="Google Shape;18;p4" presentation:style-name="Mpr5" draw:layer="backgroundobjects" svg:width="23.667cm" svg:height="9.489cm" svg:x="0.866cm" svg:y="3.201cm" presentation:class="outline" presentation:user-transformed="tru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19;p4" presentation:style-name="Mpr6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3">
      <draw:frame draw:name="Google Shape;14;p3" presentation:style-name="Mpr9" draw:layer="backgroundobjects" svg:width="23.667cm" svg:height="2.337cm" svg:x="0.866cm" svg:y="5.975cm" presentation:class="title" presentation:user-transformed="true">
        <draw:text-box>
          <text:p>Click to edit the title text format</text:p>
        </draw:text-box>
      </draw:frame>
      <draw:frame draw:name="Google Shape;15;p3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09T18:28:42.860931436</dc:date>
    <meta:editing-duration>PT1M54S</meta:editing-duration>
    <meta:editing-cycles>2</meta:editing-cycles>
    <meta:generator>LibreOffice/6.4.6.2$Linux_X86_64 LibreOffice_project/40$Build-2</meta:generator>
    <meta:document-statistic meta:object-count="94"/>
  </office:meta>
</office:document-meta>
</file>